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Definition.setSuggestionList( Selection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finition.getSuggestion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finition.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finition.initializeFrom( WidgetDefinition defin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eldDefinition.setRequired(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finition.getWhitespaceTri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finition.setWhitespaceTrim( Whitespace whitespaceTr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